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23B8B069FE7544E5CF9.png" manifest:media-type="image/png"/>
  <manifest:file-entry manifest:full-path="Pictures/1000020100000556000002446C839F82FB833DC7.png" manifest:media-type="image/png"/>
  <manifest:file-entry manifest:full-path="Pictures/10000000000005000000025B8C419AF7D52036E4.jpg" manifest:media-type="image/jpeg"/>
  <manifest:file-entry manifest:full-path="Pictures/1000020100000556000002439567DE3E600A8DCF.png" manifest:media-type="image/png"/>
  <manifest:file-entry manifest:full-path="Pictures/10000000000004FF0000025ECE5E7FDE0FC4FE80.jpg" manifest:media-type="image/jpeg"/>
  <manifest:file-entry manifest:full-path="Pictures/100002010000055600000241EEB902F8460AAFDA.png" manifest:media-type="image/png"/>
  <manifest:file-entry manifest:full-path="Pictures/100002010000055600000242C6585FA4374CE2BC.png" manifest:media-type="image/png"/>
  <manifest:file-entry manifest:full-path="Pictures/1000020100000555000002468153B9A1A81D2FCD.png" manifest:media-type="image/png"/>
  <manifest:file-entry manifest:full-path="Pictures/1000020100000556000001A83548D7B4576732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96pt" style:font-size-asian="96pt" style:font-size-complex="9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escription</text:p>
          </draw:text-box>
        </draw:frame>
        <draw:frame presentation:style-name="pr2" draw:layer="layout" svg:width="25.199cm" svg:height="9.134cm" svg:x="1.4cm" svg:y="3.685cm" presentation:class="outline">
          <draw:text-box>
            <text:p text:style-name="P1"><text:span text:style-name="T1">Our website is freelancing Website In this developer can register themselves and create their profile and clients can visit our website and find developers and <text:s/>see developers profile and their skills and many more and if client <text:s/>interested can contact via Emai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3" draw:layer="layout" svg:width="28cm" svg:height="11.4cm" svg:x="0cm" svg:y="2.6cm" presentation:class="graphic" presentation:user-transformed="true">
          <draw:image xlink:href="Pictures/10000000000005000000025B8C419AF7D52036E4.jpg" xlink:type="simple" xlink:show="embed" xlink:actuate="onLoad" loext:mime-type="image/jpeg">
            <text:p/>
          </draw:image>
        </draw:frame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2">Screensho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27.999cm" svg:height="13.265cm" svg:x="0cm" svg:y="1.535cm">
          <draw:image xlink:href="Pictures/10000000000004FF0000025ECE5E7FDE0FC4FE8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27.999cm" svg:height="11.866cm" svg:x="0.169cm" svg:y="1.203cm">
          <draw:image xlink:href="Pictures/1000020100000556000002439567DE3E600A8D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27.999cm" svg:height="11.887cm" svg:x="0.169cm" svg:y="1.192cm">
          <draw:image xlink:href="Pictures/1000020100000556000002446C839F82FB833D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27.999cm" svg:height="11.846cm" svg:x="0cm" svg:y="0cm">
          <draw:image xlink:href="Pictures/100002010000055600000242C6585FA4374CE2BC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11.702cm" svg:x="0.001cm" svg:y="11.698cm">
          <draw:image xlink:href="Pictures/10000201000005560000023B8B069FE7544E5C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3" draw:layer="layout" svg:width="27.999cm" svg:height="11.936cm" svg:x="0cm" svg:y="0.064cm">
          <draw:image xlink:href="Pictures/1000020100000555000002468153B9A1A81D2FCD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8.689cm" svg:x="0.001cm" svg:y="12cm">
          <draw:image xlink:href="Pictures/1000020100000556000001A83548D7B4576732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3" draw:layer="layout" svg:width="27.999cm" svg:height="11.825cm" svg:x="0cm" svg:y="2.575cm">
          <draw:image xlink:href="Pictures/100002010000055600000241EEB902F8460AAF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text-style-name="P5" draw:layer="layout" svg:width="25.199cm" svg:height="3.786cm" svg:x="1.201cm" svg:y="5cm" presentation:class="title" presentation:user-transformed="true">
          <draw:text-box>
            <text:p text:style-name="P5"><text:span text:style-name="T3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IN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3T23:45:22.130000000</meta:creation-date>
    <dc:date>2020-07-14T00:17:15.972000000</dc:date>
    <meta:editing-duration>PT7M5S</meta:editing-duration>
    <meta:editing-cycles>1</meta:editing-cycles>
    <meta:document-statistic meta:object-count="52"/>
    <meta:generator>LibreOffice/6.4.4.2$Windows_X86_64 LibreOffice_project/3d775be2011f3886db32dfd395a6a6d1ca2630ff</meta:generator>
  </office:meta>
</office:document-meta>
</file>